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dad51" officeooo:paragraph-rsid="001e4f59"/>
    </style:style>
    <style:style style:name="P2" style:family="paragraph" style:parent-style-name="Title">
      <style:text-properties officeooo:rsid="000dad51" officeooo:paragraph-rsid="000dad51"/>
    </style:style>
    <style:style style:name="P3" style:family="paragraph" style:parent-style-name="Subtitle">
      <style:text-properties officeooo:rsid="000dad51" officeooo:paragraph-rsid="000dad51"/>
    </style:style>
    <style:style style:name="P4" style:family="paragraph" style:parent-style-name="Standard">
      <style:text-properties officeooo:rsid="000dad51" officeooo:paragraph-rsid="000dad51"/>
    </style:style>
    <style:style style:name="P5" style:family="paragraph" style:parent-style-name="Text_20_body">
      <style:text-properties fo:font-size="2.25pt" style:font-size-asian="2pt" style:font-size-complex="2.25pt"/>
    </style:style>
    <style:style style:name="P6" style:family="paragraph" style:parent-style-name="Text_20_body">
      <style:text-properties fo:font-size="2.25pt" officeooo:paragraph-rsid="001e14d8" style:font-size-asian="2pt" style:font-size-complex="2.25pt"/>
    </style:style>
    <style:style style:name="P7" style:family="paragraph" style:parent-style-name="Header_20_left">
      <style:text-properties fo:font-weight="bold" officeooo:paragraph-rsid="001e14d8" style:font-weight-asian="bold" style:font-weight-complex="bold"/>
    </style:style>
    <style:style style:name="P8" style:family="paragraph" style:parent-style-name="Header_20_right">
      <style:text-properties fo:font-weight="bold" officeooo:paragraph-rsid="001e14d8" style:font-weight-asian="bold" style:font-weight-complex="bold"/>
    </style:style>
    <style:style style:name="P9" style:family="paragraph" style:parent-style-name="Header_20_left">
      <style:text-properties officeooo:paragraph-rsid="001e14d8"/>
    </style:style>
    <style:style style:name="P10" style:family="paragraph" style:parent-style-name="Header_20_right">
      <style:text-properties officeooo:paragraph-rsid="001e14d8"/>
    </style:style>
    <style:style style:name="P11" style:family="paragraph" style:parent-style-name="Table_20_Contents">
      <style:text-properties officeooo:paragraph-rsid="001e14d8"/>
    </style:style>
    <style:style style:name="P12" style:family="paragraph" style:parent-style-name="Footer">
      <style:text-properties officeooo:paragraph-rsid="001e4f59"/>
    </style:style>
    <style:style style:name="P13" style:family="paragraph" style:parent-style-name="Bibliography_20_1">
      <style:paragraph-properties>
        <style:tab-stops>
          <style:tab-stop style:position="7.8701in"/>
        </style:tab-stops>
      </style:paragraph-properties>
    </style:style>
    <style:style style:name="P14" style:family="paragraph" style:parent-style-name="Header_20_left">
      <style:text-properties fo:font-weight="bold" officeooo:paragraph-rsid="001e14d8" style:font-weight-asian="bold" style:font-weight-complex="bold"/>
    </style:style>
    <style:style style:name="P15" style:family="paragraph" style:parent-style-name="Header_20_left">
      <style:text-properties officeooo:paragraph-rsid="001e14d8"/>
    </style:style>
    <style:style style:name="P16" style:family="paragraph" style:parent-style-name="Header_20_right">
      <style:text-properties fo:font-weight="bold" officeooo:paragraph-rsid="001e14d8" style:font-weight-asian="bold" style:font-weight-complex="bold"/>
    </style:style>
    <style:style style:name="P17" style:family="paragraph" style:parent-style-name="Header_20_right">
      <style:text-properties officeooo:paragraph-rsid="001e14d8"/>
    </style:style>
    <style:style style:name="P18" style:family="paragraph" style:parent-style-name="Heading_20_1">
      <style:text-properties officeooo:rsid="00203d27" officeooo:paragraph-rsid="00203d27"/>
    </style:style>
    <style:style style:name="P19" style:family="paragraph" style:parent-style-name="Table_20_Contents">
      <style:text-properties officeooo:paragraph-rsid="001e14d8"/>
    </style:style>
    <style:style style:name="P20" style:family="paragraph" style:parent-style-name="Text_20_body">
      <style:text-properties fo:font-size="2.25pt" style:font-size-asian="2pt" style:font-size-complex="2.25pt"/>
    </style:style>
    <style:style style:name="P21" style:family="paragraph" style:parent-style-name="Text_20_body">
      <style:text-properties fo:font-size="2.25pt" officeooo:paragraph-rsid="001e14d8" style:font-size-asian="2pt" style:font-size-complex="2.25pt"/>
    </style:style>
    <style:style style:name="P22" style:family="paragraph" style:parent-style-name="Text_20_body">
      <style:text-properties officeooo:rsid="00203d27" officeooo:paragraph-rsid="00203d27"/>
    </style:style>
    <style:style style:name="T1" style:family="text">
      <style:text-properties officeooo:rsid="000f7497"/>
    </style:style>
    <style:style style:name="T2" style:family="text">
      <style:text-properties officeooo:rsid="001e14d8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list text:style-name="Outline">
        <text:list-item>
          <text:h text:style-name="P18" text:outline-level="1">Abstract</text:h>
        </text:list-item>
      </text:list>
      <text:p text:style-name="P22">The abstract section he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en" fo:country="MY">
      <text:sort-key text:key="identifier" text:sort-ascending="true"/>
    </text:bibliography-configuration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7:33:12.531570584</meta:creation-date>
    <dc:title>Partial Document Constructs</dc:title>
    <meta:generator>LibreOffice/24.2.4.2$Linux_X86_64 LibreOffice_project/51a6219feb6075d9a4c46691dcfe0cd9c4fff3c2</meta:generator>
    <meta:editing-duration>PT16S</meta:editing-duration>
    <meta:editing-cycles>2</meta:editing-cycles>
    <dc:rights>All Rights Reserved</dc:rights>
    <dc:subject>A partial document constructs for main editing piece.</dc:subject>
    <meta:keyword>document</meta:keyword>
    <meta:keyword>official</meta:keyword>
    <meta:initial-creator>Kean Ho Chew</meta:initial-creator>
    <dc:contributor>YOUR_NAME_HERE</dc:contributor>
    <dc:coverage>partial document</dc:coverage>
    <dc:identifier>IDENTIFIER_HERE</dc:identifier>
    <dc:publisher>PUBLISHER_NAME_HERE</dc:publisher>
    <dc:date>2024-06-10T17:33:13.975644778</dc:date>
    <dc:creator>Kean Ho Chew</dc:creator>
    <meta:document-statistic meta:table-count="6" meta:image-count="6" meta:object-count="0" meta:page-count="1" meta:paragraph-count="29" meta:word-count="120" meta:character-count="1053" meta:non-whitespace-character-count="954"/>
    <meta:user-defined meta:name="Authored Date" meta:value-type="date">2024-04-03T00:00:00</meta:user-defined>
    <meta:user-defined meta:name="Authors">Authors Name Here</meta:user-defined>
    <meta:user-defined meta:name="Collection">Officals</meta:user-defined>
    <meta:user-defined meta:name="Edition">1st Edition</meta:user-defined>
    <meta:user-defined meta:name="ID" meta:value-type="string">DOI: 00.00000/PUBLISHER.00000000</meta:user-defined>
    <meta:user-defined meta:name="Location" meta:value-type="string">Malaysia</meta:user-defined>
    <meta:user-defined meta:name="Publisher" meta:value-type="string">Publishers Name Here</meta:user-defined>
    <meta:user-defined meta:name="Source URL" meta:value-type="string">https://doi.org/00.00000/PUBLISHER.00000000</meta:user-defined>
    <meta:user-defined meta:name="Version" meta:value-type="string">Version: v0.0.1</meta:user-defined>
    <meta:template xlink:type="simple" xlink:actuate="onRequest" xlink:title="Holloway's Official Document" xlink:href="../../../../../../Configs/libreoffice/letter-head.ott" meta:date="2024-06-10T17:28:05.545594772"/>
  </office:meta>
</office:document-meta>
</file>